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iempos de ejecucion(s)</text:p>
          </table:table-cell>
          <table:table-cell table:number-columns-repeated="6"/>
          <table:table-cell table:style-name="ce1" office:value-type="string" calcext:value-type="string">
            <text:p>Tiempos de ejecucion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\# hi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sion\# hi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4.8298" calcext:value-type="float">
            <text:p>4,8298</text:p>
          </table:table-cell>
          <table:table-cell table:number-columns-repeated="5"/>
          <table:table-cell office:value-type="string" calcext:value-type="string">
            <text:p>Serie</text:p>
          </table:table-cell>
          <table:table-cell office:value-type="float" office:value="57.935152" calcext:value-type="float">
            <text:p>57,93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ela-Bucle 1</text:p>
          </table:table-cell>
          <table:table-cell office:value-type="float" office:value="5.175335" calcext:value-type="float">
            <text:p>5,175335</text:p>
          </table:table-cell>
          <table:table-cell office:value-type="float" office:value="3.192255" calcext:value-type="float">
            <text:p>3,192255</text:p>
          </table:table-cell>
          <table:table-cell office:value-type="float" office:value="2.380328" calcext:value-type="float">
            <text:p>2,380328</text:p>
          </table:table-cell>
          <table:table-cell office:value-type="float" office:value="2.02957" calcext:value-type="float">
            <text:p>2,02957</text:p>
          </table:table-cell>
          <table:table-cell table:number-columns-repeated="2"/>
          <table:table-cell office:value-type="string" calcext:value-type="string">
            <text:p>Paralela-Bucle 1</text:p>
          </table:table-cell>
          <table:table-cell office:value-type="float" office:value="59.889426" calcext:value-type="float">
            <text:p>59,889426</text:p>
          </table:table-cell>
          <table:table-cell office:value-type="float" office:value="29.656963" calcext:value-type="float">
            <text:p>29,656963</text:p>
          </table:table-cell>
          <table:table-cell office:value-type="float" office:value="20.23001" calcext:value-type="float">
            <text:p>20,23001</text:p>
          </table:table-cell>
          <table:table-cell office:value-type="float" office:value="16.47308" calcext:value-type="float">
            <text:p>16,47308</text:p>
          </table:table-cell>
        </table:table-row>
        <table:table-row table:style-name="ro1">
          <table:table-cell office:value-type="string" calcext:value-type="string">
            <text:p>Paralela-Bucle 2</text:p>
          </table:table-cell>
          <table:table-cell office:value-type="float" office:value="4.827799" calcext:value-type="float">
            <text:p>4,827799</text:p>
          </table:table-cell>
          <table:table-cell office:value-type="float" office:value="2.511087" calcext:value-type="float">
            <text:p>2,511087</text:p>
          </table:table-cell>
          <table:table-cell office:value-type="float" office:value="1.643377" calcext:value-type="float">
            <text:p>1,643377</text:p>
          </table:table-cell>
          <table:table-cell office:value-type="float" office:value="1.265277" calcext:value-type="float">
            <text:p>1,265277</text:p>
          </table:table-cell>
          <table:table-cell table:number-columns-repeated="2"/>
          <table:table-cell office:value-type="string" calcext:value-type="string">
            <text:p>Paralela-Bucle 2</text:p>
          </table:table-cell>
          <table:table-cell office:value-type="float" office:value="57.872927" calcext:value-type="float">
            <text:p>57,872927</text:p>
          </table:table-cell>
          <table:table-cell office:value-type="float" office:value="29.389846" calcext:value-type="float">
            <text:p>29,389846</text:p>
          </table:table-cell>
          <table:table-cell office:value-type="float" office:value="19.946528" calcext:value-type="float">
            <text:p>19,946528</text:p>
          </table:table-cell>
          <table:table-cell office:value-type="float" office:value="14.972498" calcext:value-type="float">
            <text:p>14,972498</text:p>
          </table:table-cell>
        </table:table-row>
        <table:table-row table:style-name="ro1">
          <table:table-cell office:value-type="string" calcext:value-type="string">
            <text:p>Paralela-Bucle 3</text:p>
          </table:table-cell>
          <table:table-cell office:value-type="float" office:value="4.820785" calcext:value-type="float">
            <text:p>4,820785</text:p>
          </table:table-cell>
          <table:table-cell office:value-type="float" office:value="2.456065" calcext:value-type="float">
            <text:p>2,456065</text:p>
          </table:table-cell>
          <table:table-cell office:value-type="float" office:value="1.645568" calcext:value-type="float">
            <text:p>1,645568</text:p>
          </table:table-cell>
          <table:table-cell office:value-type="float" office:value="1.262785" calcext:value-type="float">
            <text:p>1,262785</text:p>
          </table:table-cell>
          <table:table-cell table:number-columns-repeated="2"/>
          <table:table-cell office:value-type="string" calcext:value-type="string">
            <text:p>Paralela-Bucle 3</text:p>
          </table:table-cell>
          <table:table-cell office:value-type="float" office:value="57.804732" calcext:value-type="float">
            <text:p>57,804732</text:p>
          </table:table-cell>
          <table:table-cell office:value-type="float" office:value="29.497825" calcext:value-type="float">
            <text:p>29,497825</text:p>
          </table:table-cell>
          <table:table-cell office:value-type="float" office:value="20.251061" calcext:value-type="float">
            <text:p>20,251061</text:p>
          </table:table-cell>
          <table:table-cell office:value-type="float" office:value="14.995274" calcext:value-type="float">
            <text:p>14,995274</text:p>
          </table:table-cell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Speedup</text:p>
          </table:table-cell>
          <table:table-cell table:number-columns-repeated="6"/>
          <table:table-cell table:style-name="ce1"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\# hi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sion\# hi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ela-Bucle 1</text:p>
          </table:table-cell>
          <table:table-cell table:formula="of:=[.$B$4]/[.B5]" office:value-type="float" office:value="0.933234273723344" calcext:value-type="float">
            <text:p>0,933234273723344</text:p>
          </table:table-cell>
          <table:table-cell table:formula="of:=[.$B$4]/[.C5]" office:value-type="float" office:value="1.51297437078178" calcext:value-type="float">
            <text:p>1,51297437078178</text:p>
          </table:table-cell>
          <table:table-cell table:formula="of:=[.$B$4]/[.D5]" office:value-type="float" office:value="2.02904809757311" calcext:value-type="float">
            <text:p>2,02904809757311</text:p>
          </table:table-cell>
          <table:table-cell table:formula="of:=[.$B$4]/[.E5]" office:value-type="float" office:value="2.3797159004124" calcext:value-type="float">
            <text:p>2,3797159004124</text:p>
          </table:table-cell>
          <table:table-cell table:number-columns-repeated="2"/>
          <table:table-cell office:value-type="string" calcext:value-type="string">
            <text:p>Paralela-Bucle 1</text:p>
          </table:table-cell>
          <table:table-cell table:formula="of:=[.$I$4]/[.I5]" office:value-type="float" office:value="0.967368630315475" calcext:value-type="float">
            <text:p>0,967368630315475</text:p>
          </table:table-cell>
          <table:table-cell table:formula="of:=[.$I$4]/[.J5]" office:value-type="float" office:value="1.95350926526091" calcext:value-type="float">
            <text:p>1,95350926526091</text:p>
          </table:table-cell>
          <table:table-cell table:formula="of:=[.$I$4]/[.K5]" office:value-type="float" office:value="2.86382221264349" calcext:value-type="float">
            <text:p>2,86382221264349</text:p>
          </table:table-cell>
          <table:table-cell table:formula="of:=[.$I$4]/[.L5]" office:value-type="float" office:value="3.51695930572789" calcext:value-type="float">
            <text:p>3,51695930572789</text:p>
          </table:table-cell>
        </table:table-row>
        <table:table-row table:style-name="ro1">
          <table:table-cell office:value-type="string" calcext:value-type="string">
            <text:p>Paralela-Bucle 2</text:p>
          </table:table-cell>
          <table:table-cell table:formula="of:=[.$B$4]/[.B6]" office:value-type="float" office:value="1.0004144745877" calcext:value-type="float">
            <text:p>1,0004144745877</text:p>
          </table:table-cell>
          <table:table-cell table:formula="of:=[.$B$4]/[.C6]" office:value-type="float" office:value="1.92339014936559" calcext:value-type="float">
            <text:p>1,92339014936559</text:p>
          </table:table-cell>
          <table:table-cell table:formula="of:=[.$B$4]/[.D6]" office:value-type="float" office:value="2.93894827541094" calcext:value-type="float">
            <text:p>2,93894827541094</text:p>
          </table:table-cell>
          <table:table-cell table:formula="of:=[.$B$4]/[.E6]" office:value-type="float" office:value="3.81718785688826" calcext:value-type="float">
            <text:p>3,81718785688826</text:p>
          </table:table-cell>
          <table:table-cell table:number-columns-repeated="2"/>
          <table:table-cell office:value-type="string" calcext:value-type="string">
            <text:p>Paralela-Bucle 2</text:p>
          </table:table-cell>
          <table:table-cell table:formula="of:=[.$I$4]/[.I6]" office:value-type="float" office:value="1.00107520049919" calcext:value-type="float">
            <text:p>1,00107520049919</text:p>
          </table:table-cell>
          <table:table-cell table:formula="of:=[.$I$4]/[.J6]" office:value-type="float" office:value="1.97126422506603" calcext:value-type="float">
            <text:p>1,97126422506603</text:p>
          </table:table-cell>
          <table:table-cell table:formula="of:=[.$I$4]/[.K6]" office:value-type="float" office:value="2.90452313304852" calcext:value-type="float">
            <text:p>2,90452313304852</text:p>
          </table:table-cell>
          <table:table-cell table:formula="of:=[.$I$4]/[.L6]" office:value-type="float" office:value="3.86943795217071" calcext:value-type="float">
            <text:p>3,86943795217071</text:p>
          </table:table-cell>
        </table:table-row>
        <table:table-row table:style-name="ro1">
          <table:table-cell office:value-type="string" calcext:value-type="string">
            <text:p>Paralela-Bucle 3</text:p>
          </table:table-cell>
          <table:table-cell table:formula="of:=[.$B$4]/[.B7]" office:value-type="float" office:value="1.0018700273918" calcext:value-type="float">
            <text:p>1,0018700273918</text:p>
          </table:table-cell>
          <table:table-cell table:formula="of:=[.$B$4]/[.C7]" office:value-type="float" office:value="1.96647890019197" calcext:value-type="float">
            <text:p>1,96647890019197</text:p>
          </table:table-cell>
          <table:table-cell table:formula="of:=[.$B$4]/[.D7]" office:value-type="float" office:value="2.93503519757312" calcext:value-type="float">
            <text:p>2,93503519757312</text:p>
          </table:table-cell>
          <table:table-cell table:formula="of:=[.$B$4]/[.E7]" office:value-type="float" office:value="3.82472075610654" calcext:value-type="float">
            <text:p>3,82472075610654</text:p>
          </table:table-cell>
          <table:table-cell table:number-columns-repeated="2"/>
          <table:table-cell office:value-type="string" calcext:value-type="string">
            <text:p>Paralela-Bucle 3</text:p>
          </table:table-cell>
          <table:table-cell table:formula="of:=[.$I$4]/[.I7]" office:value-type="float" office:value="1.00225621667098" calcext:value-type="float">
            <text:p>1,00225621667098</text:p>
          </table:table-cell>
          <table:table-cell table:formula="of:=[.$I$4]/[.J7]" office:value-type="float" office:value="1.96404826457544" calcext:value-type="float">
            <text:p>1,96404826457544</text:p>
          </table:table-cell>
          <table:table-cell table:formula="of:=[.$I$4]/[.K7]" office:value-type="float" office:value="2.8608452663295" calcext:value-type="float">
            <text:p>2,8608452663295</text:p>
          </table:table-cell>
          <table:table-cell table:formula="of:=[.$I$4]/[.L7]" office:value-type="float" office:value="3.86356074587233" calcext:value-type="float">
            <text:p>3,86356074587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7:06:04.706108141</meta:creation-date>
    <dc:date>2018-12-07T17:46:52.417695129</dc:date>
    <meta:editing-duration>PT9M46S</meta:editing-duration>
    <meta:editing-cycles>2</meta:editing-cycles>
    <meta:generator>LibreOffice/6.1.2.1$Linux_X86_64 LibreOffice_project/10$Build-1</meta:generator>
    <meta:document-statistic meta:table-count="1" meta:cell-count="92" meta:object-count="0"/>
  </office:meta>
</office:document-meta>
</file>